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orNetty2HttpHandlerAdapter.ReactorNetty2HttpHandlerAdapter( HttpHandler http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ctorNetty2HttpHandlerAdapter.apply( HttpServerRequest reactorRequest , HttpServerResponse reactorRespon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